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bin/bash</text:p>
      <text:p text:style-name="Standard"/>
      <text:p text:style-name="Standard"># Función que verifica si el formato de la fecha es válido (DD/MM/AAAA o DD/MM/AA)</text:p>
      <text:p text:style-name="Standard">function check_format {</text:p>
      <text:p text:style-name="Standard"><text:s text:c="4"/>echo $1 | grep -Ex "[0-9]{1,2}/[0-9]{1,2}/([0-9]{2}|[0-9]{4})" &gt;/dev/null</text:p>
      <text:p text:style-name="Standard">}</text:p>
      <text:p text:style-name="Standard"/>
      <text:p text:style-name="Standard"># Función que verifica si la fecha es válida según el mes y el año</text:p>
      <text:p text:style-name="Standard">function check_date {</text:p>
      <text:p text:style-name="Standard"><text:s text:c="4"/>day=$1</text:p>
      <text:p text:style-name="Standard"><text:s text:c="4"/>month=$2</text:p>
      <text:p text:style-name="Standard"><text:s text:c="4"/>year=$3</text:p>
      <text:p text:style-name="Standard"/>
      <text:p text:style-name="Standard"><text:s text:c="4"/>months_31="1 3 5 7 8 10 12"</text:p>
      <text:p text:style-name="Standard"><text:s text:c="4"/>months_30="4 6 9 11"</text:p>
      <text:p text:style-name="Standard"/>
      <text:p text:style-name="Standard"><text:s text:c="4"/>if [ $day -eq 0 ] ; then</text:p>
      <text:p text:style-name="Standard"><text:s text:c="8"/>return 1 # Día 0 no es válido</text:p>
      <text:p text:style-name="Standard"><text:s text:c="4"/>fi</text:p>
      <text:p text:style-name="Standard"/>
      <text:p text:style-name="Standard"><text:s text:c="4"/># Verifica si el mes tiene 31 días</text:p>
      <text:p text:style-name="Standard"><text:s text:c="4"/>if [ $day -le 31 ] &amp;&amp; check_include $month $months_31 ; then</text:p>
      <text:p text:style-name="Standard"><text:s text:c="8"/>return 0</text:p>
      <text:p text:style-name="Standard"><text:s text:c="4"/>fi</text:p>
      <text:p text:style-name="Standard"/>
      <text:p text:style-name="Standard"><text:s text:c="4"/># Verifica si el mes tiene 30 días</text:p>
      <text:p text:style-name="Standard"><text:s text:c="4"/>if [ $day -le 30 ] &amp;&amp; check_include $month $months_30 ; then</text:p>
      <text:p text:style-name="Standard"><text:s text:c="8"/>return 0</text:p>
      <text:p text:style-name="Standard"><text:s text:c="4"/>fi</text:p>
      <text:p text:style-name="Standard"/>
      <text:p text:style-name="Standard"><text:s text:c="4"/># Verifica si el mes es febrero y el día es menor o igual a 28</text:p>
      <text:p text:style-name="Standard"><text:s text:c="4"/>if [ $day -le 28 ] &amp;&amp; [ $month -eq 2 ]; then</text:p>
      <text:p text:style-name="Standard"><text:s text:c="8"/>return 0</text:p>
      <text:p text:style-name="Standard"><text:s text:c="4"/>fi</text:p>
      <text:p text:style-name="Standard"/>
      <text:p text:style-name="Standard"><text:s text:c="4"/># Verifica si el año es bisiesto para permitir el 29 de febrero</text:p>
      <text:p text:style-name="Standard"><text:s text:c="4"/>if [ $day -eq 29 ] &amp;&amp; [ $month -eq 2 ] &amp;&amp; check_leap $year; then</text:p>
      <text:p text:style-name="Standard"><text:s text:c="8"/>return 0</text:p>
      <text:p text:style-name="Standard"><text:s text:c="4"/>fi</text:p>
      <text:p text:style-name="Standard"/>
      <text:p text:style-name="Standard"><text:s text:c="4"/>return 1 # Si ninguna condición se cumple, la fecha no es válida</text:p>
      <text:p text:style-name="Standard">}</text:p>
      <text:p text:style-name="Standard"/>
      <text:p text:style-name="Standard"># Función que verifica si un número está dentro de una lista de valores</text:p>
      <text:p text:style-name="Standard">function check_include {</text:p>
      <text:p text:style-name="Standard"><text:s text:c="4"/>head=$1</text:p>
      <text:p text:style-name="Standard"><text:s text:c="4"/>shift</text:p>
      <text:p text:style-name="Standard"><text:s text:c="4"/>tail=$@</text:p>
      <text:p text:style-name="Standard"><text:s text:c="4"/>for number in $tail ; do</text:p>
      <text:p text:style-name="Standard"><text:s text:c="8"/>if [ "$head" -eq "$number" ] ; then</text:p>
      <text:p text:style-name="Standard"><text:s text:c="12"/>return 0</text:p>
      <text:p text:style-name="Standard"><text:s text:c="8"/>fi</text:p>
      <text:p text:style-name="Standard"><text:soft-page-break/><text:s text:c="4"/>done</text:p>
      <text:p text:style-name="Standard"><text:s text:c="4"/>return 1</text:p>
      <text:p text:style-name="Standard">}</text:p>
      <text:p text:style-name="Standard"/>
      <text:p text:style-name="Standard"># Función que verifica si un año es bisiesto</text:p>
      <text:p text:style-name="Standard">function check_leap {</text:p>
      <text:p text:style-name="Standard"><text:s text:c="4"/>year=$1</text:p>
      <text:p text:style-name="Standard"><text:s text:c="4"/>if [ $(echo $year % 4 | bc) -eq 0 ] &amp;&amp; [ $(echo $year % 100 | bc) -ne 0 ] ||</text:p>
      <text:p text:style-name="Standard"><text:s text:c="7"/>[ $(echo $year % 400 | bc) -eq 0 ]; then</text:p>
      <text:p text:style-name="Standard"><text:s text:c="8"/>return 0 <text:s text:c="2"/># Es bisiesto</text:p>
      <text:p text:style-name="Standard"><text:s text:c="4"/>else</text:p>
      <text:p text:style-name="Standard"><text:s text:c="8"/>return 1 <text:s text:c="2"/># No es bisiesto</text:p>
      <text:p text:style-name="Standard"><text:s text:c="4"/>fi</text:p>
      <text:p text:style-name="Standard">}</text:p>
      <text:p text:style-name="Standard"/>
      <text:p text:style-name="Standard"># Función que convierte la fecha a formato YYYYMMDD para facilitar comparaciones</text:p>
      <text:p text:style-name="Standard">function format_date {</text:p>
      <text:p text:style-name="Standard"><text:s text:c="4"/>day=$(echo $1 + 0 | bc)</text:p>
      <text:p text:style-name="Standard"><text:s text:c="4"/>month=$(echo $2 + 0 | bc)</text:p>
      <text:p text:style-name="Standard"><text:s text:c="4"/>year=$3</text:p>
      <text:p text:style-name="Standard"/>
      <text:p text:style-name="Standard"><text:s text:c="4"/># Si el año tiene solo dos cifras, le agrega "20" al inicio</text:p>
      <text:p text:style-name="Standard"><text:s text:c="4"/>if [ "$year" -lt 100 ]; then</text:p>
      <text:p text:style-name="Standard"><text:s text:c="8"/>year=20$year</text:p>
      <text:p text:style-name="Standard"><text:s text:c="4"/>fi</text:p>
      <text:p text:style-name="Standard"><text:s text:c="4"/></text:p>
      <text:p text:style-name="Standard"><text:s text:c="4"/># Formatea día y mes con ceros a la izquierda si es necesario</text:p>
      <text:p text:style-name="Standard"><text:s text:c="4"/>if [ "$day" -lt 10 ]; then</text:p>
      <text:p text:style-name="Standard"><text:s text:c="8"/>day=0$day</text:p>
      <text:p text:style-name="Standard"><text:s text:c="4"/>fi</text:p>
      <text:p text:style-name="Standard"><text:s text:c="4"/>if [ "$month" -lt 10 ]; then</text:p>
      <text:p text:style-name="Standard"><text:s text:c="8"/>month=0$month</text:p>
      <text:p text:style-name="Standard"><text:s text:c="4"/>fi</text:p>
      <text:p text:style-name="Standard"/>
      <text:p text:style-name="Standard"><text:s text:c="4"/>echo $year$month$day</text:p>
      <text:p text:style-name="Standard">}</text:p>
      <text:p text:style-name="Standard"/>
      <text:p text:style-name="Standard"># Función que obtiene la cantidad de días de un mes dado</text:p>
      <text:p text:style-name="Standard">function get_days_of_month {</text:p>
      <text:p text:style-name="Standard"><text:s text:c="4"/>date=$1</text:p>
      <text:p text:style-name="Standard"><text:s text:c="4"/>month=${date:4:2}</text:p>
      <text:p text:style-name="Standard"><text:s text:c="4"/>year=${date:0:4}</text:p>
      <text:p text:style-name="Standard"/>
      <text:p text:style-name="Standard"><text:s text:c="4"/>months_31="1 3 5 7 8 10 12"</text:p>
      <text:p text:style-name="Standard"><text:s text:c="4"/>months_30="4 6 9 11"</text:p>
      <text:p text:style-name="Standard"/>
      <text:p text:style-name="Standard"><text:s text:c="4"/>if check_include $month $months_31 ; then</text:p>
      <text:p text:style-name="Standard"><text:s text:c="8"/>echo 31</text:p>
      <text:p text:style-name="Standard"><text:s text:c="8"/>return</text:p>
      <text:p text:style-name="Standard"><text:s text:c="4"/>fi</text:p>
      <text:p text:style-name="Standard"/>
      <text:p text:style-name="Standard"><text:s text:c="4"/>if check_include $month $months_30 ; then</text:p>
      <text:p text:style-name="Standard"><text:soft-page-break/><text:s text:c="8"/>echo 30</text:p>
      <text:p text:style-name="Standard"><text:s text:c="8"/>return</text:p>
      <text:p text:style-name="Standard"><text:s text:c="4"/>fi</text:p>
      <text:p text:style-name="Standard"/>
      <text:p text:style-name="Standard"><text:s text:c="4"/>if check_leap $year ; then</text:p>
      <text:p text:style-name="Standard"><text:s text:c="8"/>echo 29</text:p>
      <text:p text:style-name="Standard"><text:s text:c="8"/>return</text:p>
      <text:p text:style-name="Standard"><text:s text:c="4"/>fi</text:p>
      <text:p text:style-name="Standard"/>
      <text:p text:style-name="Standard"><text:s text:c="4"/>echo 28 <text:s/># Si no es bisiesto, febrero tiene 28 días</text:p>
      <text:p text:style-name="Standard">}</text:p>
      <text:p text:style-name="Standard"/>
      <text:p text:style-name="Standard"># Flujo principal del script</text:p>
      <text:p text:style-name="Standard">get_params $@ <text:s text:c="24"/>| <text:s/># Toma los parámetros de entrada</text:p>
      <text:p text:style-name="Standard"><text:s text:c="4"/>filter check_format <text:s text:c="14"/>| <text:s/># Filtra fechas con formato válido</text:p>
      <text:p text:style-name="Standard"><text:s text:c="4"/>tr '/' ' ' <text:s text:c="23"/>| <text:s/># Sustituye '/' por espacios para dividir los valores</text:p>
      <text:p text:style-name="Standard"><text:s text:c="4"/>filter check_date <text:s text:c="16"/>| <text:s/># Filtra solo fechas válidas</text:p>
      <text:p text:style-name="Standard"><text:s text:c="4"/>map format_date <text:s text:c="18"/>| <text:s/># Convierte la fecha a formato YYYYMMDD</text:p>
      <text:p text:style-name="Standard"><text:s text:c="4"/>filter check_gt $(date +%Y%m%d) <text:s text:c="2"/>| <text:s/># Filtra solo fechas futuras</text:p>
      <text:p text:style-name="Standard"><text:s text:c="4"/>map get_days_of_month <text:s text:c="15"/># Muestra los días del mes correspondien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8:43:45.344222139</meta:creation-date>
    <dc:date>2025-02-17T19:32:10.579535379</dc:date>
    <meta:editing-duration>PT38M3S</meta:editing-duration>
    <meta:editing-cycles>1</meta:editing-cycles>
    <meta:document-statistic meta:table-count="0" meta:image-count="0" meta:object-count="0" meta:page-count="3" meta:paragraph-count="103" meta:word-count="530" meta:character-count="3122" meta:non-whitespace-character-count="2160"/>
    <meta:generator>LibreOffice/24.2.7.2$Linux_X86_64 LibreOffice_project/420$Build-2</meta:generator>
  </office:meta>
</office:document-meta>
</file>